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officeooo:paragraph-rsid="000b5993"/>
    </style:style>
    <style:style style:name="P2" style:family="paragraph" style:parent-style-name="Standard">
      <style:text-properties fo:font-size="16pt" fo:font-weight="bold" officeooo:rsid="000b2c2a" officeooo:paragraph-rsid="000b2c2a" style:font-size-asian="16pt" style:font-weight-asian="bold" style:font-size-complex="16pt" style:font-weight-complex="bold"/>
    </style:style>
    <style:style style:name="P3" style:family="paragraph" style:parent-style-name="Standard">
      <style:text-properties fo:font-weight="bold" officeooo:rsid="000d4124" officeooo:paragraph-rsid="000d4124" style:font-weight-asian="bold" style:font-weight-complex="bold"/>
    </style:style>
    <style:style style:name="P4" style:family="paragraph" style:parent-style-name="Standard">
      <style:text-properties fo:font-style="italic" officeooo:rsid="000b2c2a" officeooo:paragraph-rsid="000b2c2a" style:font-style-asian="italic" style:font-style-complex="italic"/>
    </style:style>
    <style:style style:name="P5" style:family="paragraph" style:parent-style-name="Standard">
      <style:text-properties officeooo:rsid="000b2c2a" officeooo:paragraph-rsid="000b2c2a"/>
    </style:style>
    <style:style style:name="P6" style:family="paragraph" style:parent-style-name="Standard">
      <style:text-properties style:font-name="Courier New" fo:font-weight="bold" officeooo:rsid="000b2c2a" officeooo:paragraph-rsid="000b2c2a" style:font-weight-asian="bold" style:font-weight-complex="bold"/>
    </style:style>
    <style:style style:name="P7" style:family="paragraph" style:parent-style-name="Standard">
      <style:text-properties style:font-name="Courier New" fo:font-weight="bold" officeooo:rsid="000d4124" officeooo:paragraph-rsid="000d4124" style:font-weight-asian="bold" style:font-weight-complex="bold"/>
    </style:style>
    <style:style style:name="P8" style:family="paragraph" style:parent-style-name="Standard">
      <style:text-properties style:font-name="Courier New" officeooo:rsid="000b2c2a" officeooo:paragraph-rsid="000b2c2a"/>
    </style:style>
    <style:style style:name="P9" style:family="paragraph" style:parent-style-name="Standard">
      <style:text-properties style:font-name="Courier New" officeooo:rsid="000b2c2a" officeooo:paragraph-rsid="000d4124"/>
    </style:style>
    <style:style style:name="P10" style:family="paragraph" style:parent-style-name="Standard">
      <style:text-properties style:font-name="Courier New" officeooo:rsid="000b2c2a" officeooo:paragraph-rsid="000e540d"/>
    </style:style>
    <style:style style:name="P11" style:family="paragraph" style:parent-style-name="Standard">
      <style:text-properties style:font-name="Courier New" officeooo:rsid="000d4124" officeooo:paragraph-rsid="000d4124"/>
    </style:style>
    <style:style style:name="T1" style:family="text">
      <style:text-properties officeooo:rsid="000b5993"/>
    </style:style>
    <style:style style:name="T2" style:family="text">
      <style:text-properties officeooo:rsid="000c14bb"/>
    </style:style>
    <style:style style:name="T3" style:family="text">
      <style:text-properties officeooo:rsid="000d4124"/>
    </style:style>
    <style:style style:name="T4" style:family="text">
      <style:text-properties officeooo:rsid="000fa2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ises for Post<text:span text:style-name="T3">greSQL</text:span> Replication Tutorial </text:p>
      <text:p text:style-name="P3">version 0.4</text:p>
      <text:p text:style-name="P4">copyright 2014 <text:span text:style-name="T3">Josh Berkus and </text:span>PostgreSQL Experts Inc.</text:p>
      <text:p text:style-name="P5"/>
      <text:p text:style-name="P6">Constants</text:p>
      <text:p text:style-name="P8"/>
      <text:p text:style-name="P8">$EDITOR below is the editor of your choice. <text:s/>Options include: </text:p>
      <text:p text:style-name="P8">* vi </text:p>
      <text:p text:style-name="P8">* nano (recommended if you're unfamiliar with Linux editors) </text:p>
      <text:p text:style-name="P8">* jmacs (emacs clone) </text:p>
      <text:p text:style-name="P8">* joe </text:p>
      <text:p text:style-name="P8"/>
      <text:p text:style-name="P8">Lines in (parentheses) are comments and shouldn't be pasted/typed in. </text:p>
      <text:p text:style-name="P8">The ^ carat symbol is short for the [Ctrl] key. <text:s/>Thus ^c is "hold down [Ctrl], press [c]". </text:p>
      <text:p text:style-name="P8"/>
      <text:p text:style-name="P6"><text:span text:style-name="T3">If using Vagrant: </text:span>Start Vagrant</text:p>
      <text:p text:style-name="P8"/>
      <text:p text:style-name="P8">vagrant up </text:p>
      <text:p text:style-name="P8">vagrant ssh </text:p>
      <text:p text:style-name="P10">sudo su - </text:p>
      <text:p text:style-name="P8"/>
      <text:p text:style-name="P7">If using Docker: run Docker</text:p>
      <text:p text:style-name="P11"/>
      <text:p text:style-name="P11">docker run -it pgreplicationtutorial</text:p>
      <text:p text:style-name="P8"/>
      <text:p text:style-name="P6">tmux </text:p>
      <text:p text:style-name="P8"/>
      <text:p text:style-name="P9">tmux </text:p>
      <text:p text:style-name="P8">^b c </text:p>
      <text:p text:style-name="P8">su - postgres </text:p>
      <text:p text:style-name="P8">^b n </text:p>
      <text:p text:style-name="P8">^b n </text:p>
      <text:p text:style-name="P8">(you should be in "postgres" shell) </text:p>
      <text:p text:style-name="P8"/>
      <text:p text:style-name="P6">basic 2-node replication </text:p>
      <text:p text:style-name="P8"/>
      <text:p text:style-name="P8">cd 9.<text:span text:style-name="T2">4</text:span></text:p>
      <text:p text:style-name="P8">ls </text:p>
      <text:p text:style-name="P8">pg_basebackup --help | less </text:p>
      <text:p text:style-name="P8">pg_basebackup -x -P -D replica1 </text:p>
      <text:p text:style-name="P8">cp /setup/postgres/replica1/* replica1/ </text:p>
      <text:p text:style-name="P8">pg_ctl -D replica1 start </text:p>
      <text:p text:style-name="P8">ps -aux | grep postgres </text:p>
      <text:p text:style-name="P8">psql -p 5432 <text:span text:style-name="T4">libdata</text:span></text:p>
      <text:p text:style-name="P8">\dt </text:p>
      <text:p text:style-name="P8">\q </text:p>
      <text:p text:style-name="P8">psql -p 5433 <text:span text:style-name="T4">libdata</text:span></text:p>
      <text:p text:style-name="P8">\dt </text:p>
      <text:p text:style-name="P8"><text:soft-page-break/>\q </text:p>
      <text:p text:style-name="P8">createdb -p 5432 -U bench bench </text:p>
      <text:p text:style-name="P8">pgbench -i -s 10 -U bench bench </text:p>
      <text:p text:style-name="P8">psql -p 5432 bench </text:p>
      <text:p text:style-name="P8">\dt </text:p>
      <text:p text:style-name="P8">\q </text:p>
      <text:p text:style-name="P8">psql -p 5433 bench </text:p>
      <text:p text:style-name="P8">\dt </text:p>
      <text:p text:style-name="P8">delete from pgbench_history; </text:p>
      <text:p text:style-name="P8">\q </text:p>
      <text:p text:style-name="P8"/>
      <text:p text:style-name="P6">Replication configuration </text:p>
      <text:p text:style-name="P8"/>
      <text:p text:style-name="P8">$EDITOR master/postgresql.conf </text:p>
      <text:p text:style-name="P8">$EDITOR replica1/postgresql.conf </text:p>
      <text:p text:style-name="P8">$EDITOR replica1/recovery.conf </text:p>
      <text:p text:style-name="P8">(here we are just looking at the contents of these files, not modifying them) </text:p>
      <text:p text:style-name="P8"/>
      <text:p text:style-name="P6">Administering replication </text:p>
      <text:p text:style-name="P8"/>
      <text:p text:style-name="P8">^b n </text:p>
      <text:p text:style-name="P8">(root shell) </text:p>
      <text:p text:style-name="P8">cd /setup/pgbench </text:p>
      <text:p text:style-name="P8">./runbench.sh </text:p>
      <text:p text:style-name="P8">^b n </text:p>
      <text:p text:style-name="P8">psql -p 5432 bench </text:p>
      <text:p text:style-name="P8">select count(*) from pgbench_history; </text:p>
      <text:p text:style-name="P8">(repeat above several times) </text:p>
      <text:p text:style-name="P8">\x </text:p>
      <text:p text:style-name="P8">select * from pg_stat_activity; </text:p>
      <text:p text:style-name="P8">select * from pg_stat_replication; </text:p>
      <text:p text:style-name="P8">select pg_xlog_location_diff(write_location,replay_location) from pg_stat_replication; </text:p>
      <text:p text:style-name="P8">(repeat above 2-4 times) </text:p>
      <text:p text:style-name="P8">\q </text:p>
      <text:p text:style-name="P8">psql -p 5433 bench </text:p>
      <text:p text:style-name="P8">select count(*) from pgbench_history; </text:p>
      <text:p text:style-name="P8">select pg_is_in_recovery(); </text:p>
      <text:p text:style-name="P8">select pg_last_xlog_receive_location(); </text:p>
      <text:p text:style-name="P8">select pg_last_xlog_receive_location(), pg_last_xlog_replay_location(); </text:p>
      <text:p text:style-name="P8">select pg_xlog_location_diff(pg_last_xlog_receive_location(), pg_last_xlog_replay_location()); </text:p>
      <text:p text:style-name="P8">select pg_last_xact_replay_timestamp(); </text:p>
      <text:p text:style-name="P8">select now() - pg_last_xact_replay_timestamp(); </text:p>
      <text:p text:style-name="P8">select pg_xlog_replay_pause(); </text:p>
      <text:p text:style-name="P8">select pg_xlog_location_diff(pg_last_xlog_receive_location(), pg_last_xlog_replay_location()); </text:p>
      <text:p text:style-name="P8"><text:soft-page-break/>(repeat above twice) </text:p>
      <text:p text:style-name="P8">select now() - pg_last_xact_replay_timestamp(); </text:p>
      <text:p text:style-name="P8">select pg_xlog_replay_resume(); </text:p>
      <text:p text:style-name="P8">\q </text:p>
      <text:p text:style-name="P8"><text:s/></text:p>
      <text:p text:style-name="P8"/>
      <text:p text:style-name="P6">Replication and Security </text:p>
      <text:p text:style-name="P8"/>
      <text:p text:style-name="P8">psql -p 5432 </text:p>
      <text:p text:style-name="P8">create role replicator password 'replicate' login replication; </text:p>
      <text:p text:style-name="P8">\du </text:p>
      <text:p text:style-name="P8">\q </text:p>
      <text:p text:style-name="P8">$EDITOR master/pg_hba.conf </text:p>
      <text:p text:style-name="P8">(comment out postgres - replication lines) </text:p>
      <text:p text:style-name="P8">$EDITOR replica1/recovery.conf </text:p>
      <text:p text:style-name="P8">(change primary_conninfo to use replicator user) </text:p>
      <text:p text:style-name="P8">cp /setup/postgres/.pgpass ~/ </text:p>
      <text:p text:style-name="P8">chmod 700 ~/.pgpass </text:p>
      <text:p text:style-name="P8">$EDITOR ~/.pgpass </text:p>
      <text:p text:style-name="P8">(check password info for replicator user) </text:p>
      <text:p text:style-name="P8">pg_ctl -D master reload </text:p>
      <text:p text:style-name="P8">pg_ctl -D replica1 restart </text:p>
      <text:p text:style-name="P8">ps -aux | grep replicator </text:p>
      <text:p text:style-name="P8">psql -p 5432 </text:p>
      <text:p text:style-name="P8">select * from pg_stat_replication; </text:p>
      <text:p text:style-name="P8">\q </text:p>
      <text:p text:style-name="P8"/>
      <text:p text:style-name="P6">Cloning and Archiving </text:p>
      <text:p text:style-name="P8"/>
      <text:p text:style-name="P8">^b n </text:p>
      <text:p text:style-name="P8">^c </text:p>
      <text:p text:style-name="P8">#(pgbench killed) </text:p>
      <text:p text:style-name="P8">^b n </text:p>
      <text:p text:style-name="P8">pg_ctl -D replica1 stop </text:p>
      <text:p text:style-name="P8">rm -rf replica1/* </text:p>
      <text:p text:style-name="P8">$EDITOR master/postgresql.conf </text:p>
      <text:p text:style-name="P8">(edit to enable archiving by uncommenting the "archive" lines) </text:p>
      <text:p text:style-name="P8">pg_ctl -D master restart </text:p>
      <text:p text:style-name="P8">ps aux | grep archiver </text:p>
      <text:p text:style-name="P8">^b n </text:p>
      <text:p text:style-name="P8">runbench.sh </text:p>
      <text:p text:style-name="P8">^b n </text:p>
      <text:p text:style-name="P8">psql -p 5432 </text:p>
      <text:p text:style-name="P8">select pg_start_backup('replica1'); </text:p>
      <text:p text:style-name="P8">select pg_is_in_backup(); </text:p>
      <text:p text:style-name="P8">\q </text:p>
      <text:p text:style-name="P8">ls ~/wal_archive/ </text:p>
      <text:p text:style-name="P8">rsync -av --exclude="pg_xlog/*" --exclude="postmaster.pid" master/* replica1/ </text:p>
      <text:p text:style-name="P8"><text:soft-page-break/>psql -p 5432 </text:p>
      <text:p text:style-name="P8">select pg_stop_backup(); </text:p>
      <text:p text:style-name="P8">\q </text:p>
      <text:p text:style-name="P8">cp /setup/postgres/replica1/* replica1/ </text:p>
      <text:p text:style-name="P8">cp replica1/recovery.conf.replica1.archiving replica1/recovery.conf </text:p>
      <text:p text:style-name="P8">$EDITOR replica1/recovery.conf </text:p>
      <text:p text:style-name="P8">pg_ctl -D replica1 start </text:p>
      <text:p text:style-name="P8">ps aux | grep startup </text:p>
      <text:p text:style-name="P8">psql -p 5432 </text:p>
      <text:p text:style-name="P8">create table test(test text); </text:p>
      <text:p text:style-name="P8">select * from pg_stat_replication; </text:p>
      <text:p text:style-name="P8">\q </text:p>
      <text:p text:style-name="P8">tail -f /var/log/postgresql/postgresql-replica1 </text:p>
      <text:p text:style-name="P8">psql -p 5433 </text:p>
      <text:p text:style-name="P8">\dt </text:p>
      <text:p text:style-name="P8">(repeat above until "test" table appears) </text:p>
      <text:p text:style-name="P8">\c bench </text:p>
      <text:p text:style-name="P8">select count(*) from pgbench_history; </text:p>
      <text:p text:style-name="P8">(repeat above several times until result changes) </text:p>
      <text:p text:style-name="P8">\q </text:p>
      <text:p text:style-name="P8"/>
      <text:p text:style-name="P6">Dual Replication </text:p>
      <text:p text:style-name="P8"/>
      <text:p text:style-name="P8">cp replica1/recovery.conf.replica1.dual replica1/recovery.conf </text:p>
      <text:p text:style-name="P8">$EDITOR replica1/recovery.conf </text:p>
      <text:p text:style-name="P8">^b n </text:p>
      <text:p text:style-name="P8">pg_ctl -D replica1 restart </text:p>
      <text:p text:style-name="P8">tail -f /var/log/postgresql/postgresql-replica1 </text:p>
      <text:p text:style-name="P8">^c </text:p>
      <text:p text:style-name="P8">psql -p 5432 </text:p>
      <text:p text:style-name="P8">select * from pg_stat_replication; </text:p>
      <text:p text:style-name="P8">\q </text:p>
      <text:p text:style-name="P8"/>
      <text:p text:style-name="P6">Failover and Failback </text:p>
      <text:p text:style-name="P8"/>
      <text:p text:style-name="P8">^b n </text:p>
      <text:p text:style-name="P8">(check if runbench is still running, if not run the below) </text:p>
      <text:p text:style-name="P8">./runbench.sh </text:p>
      <text:p text:style-name="P8">^b n </text:p>
      <text:p text:style-name="P8">pg_ctl -D master -m immediate stop </text:p>
      <text:p text:style-name="P8">^b n </text:p>
      <text:p text:style-name="P8">^b n </text:p>
      <text:p text:style-name="P8">pg_ctl -D replica1 promote </text:p>
      <text:p text:style-name="P8">ls replica1/ </text:p>
      <text:p text:style-name="P8">psql -p 5433 </text:p>
      <text:p text:style-name="P8">select pg_is_in_recovery(); </text:p>
      <text:p text:style-name="P8">create table test2(test text); </text:p>
      <text:p text:style-name="P8">\q </text:p>
      <text:p text:style-name="P8">^b n </text:p>
      <text:p text:style-name="P8"><text:soft-page-break/>./runbench_replica1.sh </text:p>
      <text:p text:style-name="P8">^b n </text:p>
      <text:p text:style-name="P8">rm -rf master/* </text:p>
      <text:p text:style-name="P8">pg_basebackup -x -P -p 5433 -U replicator -D master </text:p>
      <text:p text:style-name="P8">cp /setup/postgres/master/* master/ </text:p>
      <text:p text:style-name="P8">cp replica1/recovery.done master/recovery.conf </text:p>
      <text:p text:style-name="P8">$EDITOR master/recovery.conf </text:p>
      <text:p text:style-name="P8">(edit recovery.conf to connect to replica1) </text:p>
      <text:p text:style-name="P8">pg_ctl -D master start </text:p>
      <text:p text:style-name="P8">tail -f /var/log/postgresql/postgresql-master </text:p>
      <text:p text:style-name="P8">^c </text:p>
      <text:p text:style-name="P8">psql -p 5433 </text:p>
      <text:p text:style-name="P8">select * from pg_stat_replication; </text:p>
      <text:p text:style-name="P8">\q </text:p>
      <text:p text:style-name="P8">pg_ctl -D replica1 -m fast stop </text:p>
      <text:p text:style-name="P8">touch master/PROMOTE </text:p>
      <text:p text:style-name="P8">(wait) </text:p>
      <text:p text:style-name="P8">psql -p 5432 </text:p>
      <text:p text:style-name="P8">select pg_is_in_recovery(); </text:p>
      <text:p text:style-name="P8">\q </text:p>
      <text:p text:style-name="P8">mv replica1/recovery.done replica1/recovery.conf </text:p>
      <text:p text:style-name="P8">pg_ctl -D replica1 start </text:p>
      <text:p text:style-name="P8">psql -p 5432 </text:p>
      <text:p text:style-name="P8">select * from pg_stat_replication; </text:p>
      <text:p text:style-name="P8">\q </text:p>
      <text:p text:style-name="P8"/>
      <text:p text:style-name="P6">Query Lag </text:p>
      <text:p text:style-name="P8"/>
      <text:p text:style-name="P8">$EDITOR replica1/postgresql.conf </text:p>
      <text:p text:style-name="P8">(look at streaming_delay settings) </text:p>
      <text:p text:style-name="P8">psql -p 5433 libdata </text:p>
      <text:p text:style-name="P8">begin; </text:p>
      <text:p text:style-name="P8">set transaction_isolation = 'repeatable read'; </text:p>
      <text:p text:style-name="P8">select * from copies; </text:p>
      <text:p text:style-name="P8">q </text:p>
      <text:p text:style-name="P8">^b n </text:p>
      <text:p text:style-name="P8">psql -U postgres -p 5432 libdata </text:p>
      <text:p text:style-name="P8">vacuum full copies; </text:p>
      <text:p text:style-name="P8">select * from pg_stat_replication; </text:p>
      <text:p text:style-name="P8">select pg_xlog_location_diff(write_location, replay_location) from pg_stat_replication; </text:p>
      <text:p text:style-name="P8">^b n </text:p>
      <text:p text:style-name="P8">select * from copies; </text:p>
      <text:p text:style-name="P8">( wait 10-20 sec. ) </text:p>
      <text:p text:style-name="P8">select * from copies; </text:p>
      <text:p text:style-name="P8">( repeat above until error ) </text:p>
      <text:p text:style-name="P8">\q </text:p>
      <text:p text:style-name="P8">^b n </text:p>
      <text:p text:style-name="P8">\q </text:p>
      <text:p text:style-name="P8"><text:soft-page-break/>^b n (postgres shell) </text:p>
      <text:p text:style-name="P8"/>
      <text:p text:style-name="P8"/>
      <text:p text:style-name="P8"/>
      <text:p text:style-name="P6">Synchronous Replication </text:p>
      <text:p text:style-name="P8"/>
      <text:p text:style-name="P8">$EDITOR master/postgresql.conf </text:p>
      <text:p text:style-name="P8">(add "replica1" to list of synchronous_standby_names, and turn on hot_standby_feedback) </text:p>
      <text:p text:style-name="P8">pg_ctl -D master reload </text:p>
      <text:p text:style-name="P8">^b n </text:p>
      <text:p text:style-name="P8">runbench.sh </text:p>
      <text:p text:style-name="P8">^b n </text:p>
      <text:p text:style-name="P8">psql -p 5432 </text:p>
      <text:p text:style-name="P8">select * from pg_stat_replication; </text:p>
      <text:p text:style-name="P8">\timing </text:p>
      <text:p text:style-name="P8">begin; </text:p>
      <text:p text:style-name="P8">insert into test values ('test1'); </text:p>
      <text:p text:style-name="P8">commit; </text:p>
      <text:p text:style-name="P8">begin; </text:p>
      <text:p text:style-name="P8">set synchronous_commit='local'; </text:p>
      <text:p text:style-name="P8">insert into test values ('test2'); </text:p>
      <text:p text:style-name="P8">commit; </text:p>
      <text:p text:style-name="P8">\q </text:p>
      <text:p text:style-name="P8">pg_ctl -D replica1 stop </text:p>
      <text:p text:style-name="P8">psql -p 5432 </text:p>
      <text:p text:style-name="P8">begin; </text:p>
      <text:p text:style-name="P8">insert into test values ('test3'); </text:p>
      <text:p text:style-name="P8">commit; </text:p>
      <text:p text:style-name="P8">^c </text:p>
      <text:p text:style-name="P8">begin; </text:p>
      <text:p text:style-name="P8">set synchronous_commit='local'; </text:p>
      <text:p text:style-name="P8">insert into test values ('test4'); </text:p>
      <text:p text:style-name="P8">commit; </text:p>
      <text:p text:style-name="P8">\q </text:p>
      <text:p text:style-name="P8">$EDITOR master/postgresql.conf </text:p>
      <text:p text:style-name="P8">(remove synchronous replica) </text:p>
      <text:p text:style-name="P8">pg_ctl -D master reload </text:p>
      <text:p text:style-name="P8">pg_ctl -D replica1 start </text:p>
      <text:p text:style-name="P8"/>
      <text:p text:style-name="P6">Cascading Replication </text:p>
      <text:p text:style-name="P8"/>
      <text:p text:style-name="P8">pg_basebackup -p 5433 -x -P -U replicator -D replica2 </text:p>
      <text:p text:style-name="P8">cp /setup/postgres/replica2/* replica2/ </text:p>
      <text:p text:style-name="P8">pg_ctl -D replica2 start </text:p>
      <text:p text:style-name="P8">psql -p 5432 </text:p>
      <text:p text:style-name="P8">select * from pg_stat_replication; </text:p>
      <text:p text:style-name="P8">\q </text:p>
      <text:p text:style-name="P8">psql -p 5433 </text:p>
      <text:p text:style-name="P8"><text:soft-page-break/>select * from pg_stat_replication; </text:p>
      <text:p text:style-name="P8">\q </text:p>
      <text:p text:style-name="P8">psql -p 5434 </text:p>
      <text:p text:style-name="P8">select pg_is_in_recovery(); </text:p>
      <text:p text:style-name="P8">\q </text:p>
      <text:p text:style-name="P8">pg_ctl -D replica1 promote </text:p>
      <text:p text:style-name="P8">psql -p 5432 </text:p>
      <text:p text:style-name="P8">select * from pg_stat_replication; </text:p>
      <text:p text:style-name="P8">\q </text:p>
      <text:p text:style-name="P8">psql -p 5433 </text:p>
      <text:p text:style-name="P8">select * from pg_stat_replication; </text:p>
      <text:p text:style-name="P8">\q </text:p>
      <text:p text:style-name="P8">pg_ctl -D master stop </text:p>
      <text:p text:style-name="P8"/>
      <text:p text:style-name="P6">pgbouncer LB/Failover </text:p>
      <text:p text:style-name="P8"/>
      <text:p text:style-name="P8">^b n </text:p>
      <text:p text:style-name="P8">service pgbouncer start </text:p>
      <text:p text:style-name="P8">$EDITOR /etc/pgbouncer/pgbouncer.ini </text:p>
      <text:p text:style-name="P8">^b n </text:p>
      <text:p text:style-name="P8">psql -p 6432 bench </text:p>
      <text:p text:style-name="P8">show port; </text:p>
      <text:p text:style-name="P8">create table branches2 as select * from pgbench_branches; </text:p>
      <text:p text:style-name="P8">\q </text:p>
      <text:p text:style-name="P8">psql -p 6432 bench_ro </text:p>
      <text:p text:style-name="P8">show port; </text:p>
      <text:p text:style-name="P8">drop table branches2; </text:p>
      <text:p text:style-name="P8">\q </text:p>
      <text:p text:style-name="P8">pg_ctl -D replica1 -m fast stop </text:p>
      <text:p text:style-name="P8">pg_ctl -D replica2 promote </text:p>
      <text:p text:style-name="P8">psql -p 6432 bench </text:p>
      <text:p text:style-name="P8">^b n </text:p>
      <text:p text:style-name="P8">$EDITOR /etc/pgbouncer/pgbouncer.ini </text:p>
      <text:p text:style-name="P8">(edit the rw connections so that the point to replica2) </text:p>
      <text:p text:style-name="P8">service pgbouncer restart </text:p>
      <text:p text:style-name="P8">^b n </text:p>
      <text:p text:style-name="P8">psql -p 6432 bench </text:p>
      <text:p text:style-name="P8">show port; </text:p>
      <text:p text:style-name="P8">drop table branches2; </text:p>
      <text:p text:style-name="P8">\q </text:p>
      <text:p text:style-name="P8"/>
      <text:p text:style-name="P6">Exit </text:p>
      <text:p text:style-name="P8"/>
      <text:p text:style-name="P8">^b d </text:p>
      <text:p text:style-name="P8">exit </text:p>
      <text:p text:style-name="P8">exit </text:p>
      <text:p text:style-name="P8">vagrant halt (or destroy) 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0b5993"/>
    </style:style>
    <style:style style:name="MT1" style:family="text">
      <style:text-properties officeooo:rsid="000b5993"/>
    </style:style>
    <style:page-layout style:name="Mpm1">
      <style:page-layout-properties fo:page-width="8.5in" fo:page-height="11in" style:num-format="1" style:print-orientation="portrait" fo:margin-top="0.7in" fo:margin-bottom="0.5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ostgreSQL Replication Tutorial v0.4<text:tab/><text:tab/>Page </text:span><text:span text:style-name="MT1"><text:page-number text:select-page="current">7</text:page-number></text:span><text:span text:style-name="MT1"> of </text:span><text:span text:style-name="MT1"><text:page-count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 </meta:initial-creator>
    <meta:creation-date>2014-09-08T14:21:44</meta:creation-date>
    <dc:date>2015-01-02T13:10:20.588051729</dc:date>
    <meta:editing-duration>PT45M54S</meta:editing-duration>
    <meta:editing-cycles>6</meta:editing-cycles>
    <meta:generator>LibreOffice/4.2.7.2$Linux_X86_64 LibreOffice_project/420m0$Build-2</meta:generator>
    <meta:document-statistic meta:table-count="0" meta:image-count="0" meta:object-count="0" meta:page-count="7" meta:paragraph-count="298" meta:word-count="932" meta:character-count="6936" meta:non-whitespace-character-count="6013"/>
  </office:meta>
</office:document-meta>
</file>